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to restart, CRC error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nd commands debugging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 data at The Block, re-format USB driver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3.7 install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ginx through Virtualbox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via nginx and upstream, adding error request to script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 back to grid, fixed daily kWh graph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vert to a class, try to fix task scheduler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ZeroMQ instead of celery for comm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dated control page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ontrol and home page, start with static imag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static images, battery level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lux client, render data on pag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der data from DB, tried implementing auto-refresh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get spinning Submit button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ying to disable Submit button after sending form (1.5), packaging everything (0.5)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ting everythin ready on Pi3 for oupa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llation at Oupa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ugging comms. Got grafana to work via remote.it Works slightly better with Debug prints on, still some error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ging comms. <text:s/>No errors after the longer delay and change to 20.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Updated GUI, added extra error checks on comms, changed to static IP at oupa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RC comms errors check, add retries for command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dated The Block to be the same as Pa’s, failed to start up after reboot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pdated The Block to be the same as Pa’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ned The Block, install on Emile’s Pi 4 and took to oupa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pa network errors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 fix – now working except battery cutoff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bulk and float voltage displays. Tried setting the values...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ed battery 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00/00/00</text:date>, <text:time style:data-style-name="N2" text:time-value="20:56:30.1093309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11-19T20:56:48.225553843</dc:date>
    <meta:editing-duration>P1DT45M35S</meta:editing-duration>
    <meta:editing-cycles>76</meta:editing-cycles>
    <meta:generator>LibreOffice/6.0.7.3$Linux_X86_64 LibreOffice_project/00m0$Build-3</meta:generator>
    <meta:document-statistic meta:table-count="1" meta:cell-count="225" meta:object-count="0"/>
  </office:meta>
</office:document-meta>
</file>